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.AppleSystemUIFont" svg:font-family=".AppleSystemUIFon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.499cm" fo:border="0.06pt solid #e6e6e6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10.4cm" svg:height="5.941cm" draw:z-index="0"><draw:text-box><text:p text:style-name="P1"><text:span text:style-name="T1">%FIRST_NAME% %LAST_NAME%</text:span><text:span text:style-name="T1"><office:annotation><dc:creator>Unknown Author</dc:creator><dc:date>2011-02-12T11:44:31</dc:date><text:p text:style-name="P3"><text:span text:style-name="T4">These are all the fields available – use the ones you need. <text:s/></text:span><text:span text:style-name="T4"><text:line-break/></text:span><text:span text:style-name="T4"><text:line-break/></text:span><text:span text:style-name="T4">You can also include custom fields using the fieldname in uppercase with spaces converted to underscores, eg %MY_CUSTOM_FIELD%</text:span></text:p></office:annotation></text:span><text:span text:style-name="T1"> <text:line-break/></text:span><text:span text:style-name="T2">(Gender: %GENDER%)</text:span></text:p><text:p text:style-name="P1">(Member of %CONGREGATION%)</text:p><text:p text:style-name="P1"/><text:p text:style-name="P1">c/o %FAMILY_NAME% Family</text:p><text:p text:style-name="P1">%ADDRESS_STREET%</text:p><text:p text:style-name="P1">%ADDRESS_SUBURB% %ADDRESS_STATE% %ADDRESS_POSTCODE%</text:p><text:p text:style-name="P1"/><text:p text:style-name="P1">%HOME_TEL% / %MOBILE_TEL% / %WORK_TEL%</text:p><text:p text:style-name="P2"><text:span text:style-name="T3">%EMAIL%</text:span><text:span text:style-name="T3"><office:annotation><dc:creator>Unknown Author</dc:creator><dc:date>2011-02-12T11:43:53</dc:date><text:p text:style-name="P3"><text:span text:style-name="T4">Using a frame like this, anchored “as character”, means that subsequent entries will gradually fill the page</text:span></text:p></office:annotation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.AppleSystemUIFont" svg:font-family=".AppleSystemUIFon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Frame_20_contents" style:display-name="Frame contents" style:family="paragraph" style:parent-style-name="Text_20_body" style:class="extra">
      <style:paragraph-properties fo:margin-top="0cm" fo:margin-bottom="0cm" style:contextual-spacing="false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4T21:52:37.12</meta:creation-date>
    <dc:date>2016-11-25T22:18:54.779106000</dc:date>
    <meta:editing-duration>PT29M17S</meta:editing-duration>
    <meta:editing-cycles>13</meta:editing-cycles>
    <meta:generator>LibreOffice/4.2.2.1$MacOSX_X86_64 LibreOffice_project/3be8cda0bddd8e430d8cda1ebfd581265cca5a0f</meta:generator>
    <meta:document-statistic meta:table-count="0" meta:image-count="0" meta:object-count="0" meta:page-count="1" meta:paragraph-count="8" meta:word-count="20" meta:character-count="206" meta:non-whitespace-character-count="192"/>
  </office:meta>
</office:document-meta>
</file>